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321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9_3YR_B07002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Same house 1 year ago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: - Same house 1 year ago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Total: - Moved within same county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Total: - Moved within same county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Total: - Moved from different county within same state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Total: - Moved from different county within same state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Total: - Moved from different state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Total: - Moved from different state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Total: - Moved from abroad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Total: - Moved from abro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0"/>
    <meta:generator>LibreOffice/6.0.7.3$Linux_X86_64 LibreOffice_project/00m0$Build-3</meta:generator>
  </office:meta>
</office:document-meta>
</file>